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FreeSans" svg:font-family="Free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3" style:parent-style-name="Standard" style:family="paragraph">
      <style:text-properties style:font-name="FreeSans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style:font-name="FreeSans"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.35747in, 0.1272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3">Nuevo usuario</text:p>
      <text:p text:style-name="Standard"/>
      <text:p text:style-name="Standard"><draw:frame draw:z-index="251658240" draw:style-name="a0" draw:name="Imagen1" text:anchor-type="paragraph" svg:x="0in" svg:y="0in" svg:width="6.9252in" svg:height="3.37559in" style:rel-width="scale" style:rel-height="scale"><draw:image xlink:href="media/image1.png" xlink:type="simple" xlink:show="embed" xlink:actuate="onLoad"/><svg:title/><svg:desc/></draw:frame></text:p>
      <text:p text:style-name="Standard"/>
      <text:p text:style-name="P4">Plantilla A y 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transform="translate(-3.87047in -2.94488in) rotate(-1.5708) translate(3.87795in 3.00472in)" draw:name="Imagen2" text:anchor-type="paragraph" svg:width="7.74094in" svg:height="5.88976in" style:rel-width="scale" style:rel-height="scale"><draw:image xlink:href="media/image2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FreeSans" svg:font-family="Free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riscilla Joana Plata Lun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iscilla Joana Plata Luna</dc:creator>
    <meta:creation-date>2020-11-17T16:48:00Z</meta:creation-date>
    <dc:date>2021-02-26T04:28:00Z</dc:date>
    <meta:template xlink:href="Normal" xlink:type="simple"/>
    <meta:editing-cycles>6</meta:editing-cycles>
    <meta:editing-duration>PT900S</meta:editing-duration>
    <meta:document-statistic meta:page-count="1" meta:paragraph-count="1" meta:word-count="12" meta:character-count="79" meta:row-count="1" meta:non-whitespace-character-count="68"/>
  </office:meta>
</office:document-meta>
</file>